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01cm"/>
    </style:style>
    <style:style style:name="gr5" style:family="graphic" style:parent-style-name="objectwithoutfill">
      <style:graphic-properties svg:stroke-color="#b2b2b2" draw:fill="none" draw:textarea-vertical-align="middle"/>
    </style:style>
    <style:style style:name="gr6" style:family="graphic" style:parent-style-name="objectwithoutfill">
      <style:graphic-properties svg:stroke-color="#9999ff" draw:fill="none" draw:textarea-vertical-align="middle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8" style:family="graphic" style:parent-style-name="standard">
      <style:graphic-properties svg:stroke-color="#ff3333" draw:fill-color="#ff9999" draw:textarea-horizontal-align="justify" draw:textarea-vertical-align="middle" draw:auto-grow-height="false" fo:min-height="0.704cm" fo:min-width="0cm"/>
    </style:style>
    <style:style style:name="gr9" style:family="graphic" style:parent-style-name="standard">
      <style:graphic-properties svg:stroke-color="#ff3333" draw:fill-color="#ff9999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svg:stroke-color="#0000ff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025cm"/>
    </style:style>
    <style:style style:name="gr13" style:family="graphic" style:parent-style-name="standard">
      <style:graphic-properties svg:stroke-color="#ff3333" draw:fill-color="#ff9999" draw:textarea-horizontal-align="justify" draw:textarea-vertical-align="middle" draw:auto-grow-height="false" fo:min-height="2.228cm" fo:min-width="0cm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236cm" fo:min-width="0cm"/>
    </style:style>
    <style:style style:name="gr15" style:family="graphic" style:parent-style-name="standard">
      <style:graphic-properties svg:stroke-color="#ff3333" draw:fill-color="#ff9999" draw:textarea-horizontal-align="justify" draw:textarea-vertical-align="middle" draw:auto-grow-height="false" fo:min-height="1.782cm" fo:min-width="0cm"/>
    </style:style>
    <style:style style:name="gr16" style:family="graphic" style:parent-style-name="standard">
      <style:graphic-properties draw:fill-color="#808080" draw:textarea-horizontal-align="justify" draw:textarea-vertical-align="middle" draw:auto-grow-height="false" fo:min-height="0.739cm" fo:min-width="0cm"/>
    </style:style>
    <style:style style:name="gr17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377cm" fo:min-width="0cm"/>
    </style:style>
    <style:style style:name="gr19" style:family="graphic" style:parent-style-name="standard">
      <style:graphic-properties draw:stroke="none" svg:stroke-color="#000000" draw:fill="none" draw:fill-color="#ffffff" fo:min-height="0.358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7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22" style:family="graphic" style:parent-style-name="standard">
      <style:graphic-properties draw:stroke="none" svg:stroke-color="#000000" draw:fill="none" draw:fill-color="#ffffff" fo:min-height="1.591cm"/>
    </style:style>
    <style:style style:name="gr23" style:family="graphic" style:parent-style-name="standard">
      <style:graphic-properties draw:stroke="none" svg:stroke-color="#000000" draw:fill="none" draw:fill-color="#ffffff" fo:min-height="1.009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0.22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5cm" fo:min-width="0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999999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-color="#808080"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svg:stroke-color="#ff3333" draw:fill-color="#ff9999" draw:textarea-horizontal-align="justify" draw:textarea-vertical-align="middle" draw:auto-grow-height="false" fo:min-height="0.558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349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margin-left="0cm" fo:margin-right="0cm" fo:text-indent="0cm">
        <style:tab-stops/>
      </style:paragraph-properties>
    </style:style>
    <style:style style:name="P9" style:family="paragraph">
      <style:paragraph-properties>
        <style:tab-stops>
          <style:tab-stop style:position="5.867cm"/>
        </style:tab-stops>
      </style:paragraph-properties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fo:font-size="11pt" style:font-size-asian="11pt" style:font-size-complex="11pt"/>
    </style:style>
    <style:style style:name="P11" style:family="paragraph"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#ffcccc" style:font-size-asian="11pt" style:font-size-complex="11pt"/>
    </style:style>
    <style:style style:name="T4" style:family="text">
      <style:text-properties fo:font-size="11pt" fo:background-color="#ffcc99" style:font-size-asian="11pt" style:font-size-complex="11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37cm" svg:x="6.583cm" svg:y="10.37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39cm" svg:y1="10.69cm" svg:x2="12.964cm" svg:y2="10.69cm">
          <text:p/>
        </draw:line>
        <draw:line draw:style-name="gr3" draw:text-style-name="P2" draw:layer="layout" svg:x1="2.069cm" svg:y1="12.402cm" svg:x2="11.662cm" svg:y2="12.402cm">
          <text:p/>
        </draw:line>
        <draw:frame draw:style-name="gr4" draw:text-style-name="P3" draw:layer="layout" svg:width="1.169cm" svg:height="0.851cm" svg:x="1.389cm" svg:y="8.854cm">
          <draw:text-box>
            <text:p><text:span text:style-name="T1">6 / 8</text:span></text:p>
          </draw:text-box>
        </draw:frame>
        <draw:line draw:style-name="gr5" draw:text-style-name="P2" draw:layer="layout" svg:x1="7.188cm" svg:y1="10.121cm" svg:x2="4.936cm" svg:y2="12.468cm">
          <text:p/>
        </draw:line>
        <draw:line draw:style-name="gr6" draw:text-style-name="P2" draw:layer="layout" svg:x1="7.189cm" svg:y1="7.621cm" svg:x2="5.063cm" svg:y2="9.801cm">
          <text:p/>
        </draw:line>
        <draw:line draw:style-name="gr6" draw:text-style-name="P2" draw:layer="layout" svg:x1="9.99cm" svg:y1="7.621cm" svg:x2="7.857cm" svg:y2="9.801cm">
          <text:p/>
        </draw:line>
        <draw:line draw:style-name="gr6" draw:text-style-name="P2" draw:layer="layout" svg:x1="3.725cm" svg:y1="8.19cm" svg:x2="9.44cm" svg:y2="8.19cm">
          <text:p/>
        </draw:line>
        <draw:custom-shape draw:style-name="gr7" draw:text-style-name="P4" draw:layer="layout" svg:width="0.127cm" svg:height="1.315cm" svg:x="3.947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4.963cm" svg:y="11.3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762cm" svg:x="4.945cm" svg:y="8.98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074cm" svg:y1="9.801cm" svg:x2="7.916cm" svg:y2="9.801cm">
          <text:p/>
        </draw:line>
        <draw:line draw:style-name="gr6" draw:text-style-name="P2" draw:layer="layout" svg:x1="4.289cm" svg:y1="10.421cm" svg:x2="2.163cm" svg:y2="12.601cm">
          <text:p/>
        </draw:line>
        <draw:frame draw:style-name="gr11" draw:text-style-name="P6" draw:layer="layout" svg:width="3.379cm" svg:height="2.096cm" svg:x="12.226cm" svg:y="1.453cm">
          <draw:text-box>
            <text:p><text:span text:style-name="T2"><text:s text:c="4"/></text:span><text:span text:style-name="T2">[ 1, 1, 6 ],</text:span></text:p>
            <text:p><text:span text:style-name="T2"><text:s text:c="4"/></text:span><text:span text:style-name="T2">[ 1, 0, 8 ],</text:span></text:p>
            <text:p><text:span text:style-name="T2"><text:s text:c="4"/></text:span><text:span text:style-name="T2">[ 0, 1, 5 ],</text:span></text:p>
            <text:p><text:span text:style-name="T2"><text:s text:c="4"/></text:span><text:span text:style-name="T2">[ 0, 0, 2 ]</text:span></text:p>
          </draw:text-box>
        </draw:frame>
        <draw:frame draw:style-name="gr12" draw:text-style-name="P10" draw:layer="layout" svg:width="5.411cm" svg:height="3.275cm" svg:x="10.075cm" svg:y="5.216cm">
          <draw:text-box>
            <text:p text:style-name="P7"><text:span text:style-name="T2">bar</text:span><text:span text:style-name="T2"><text:tab/></text:span><text:span text:style-name="T2"><text:tab/></text:span><text:span text:style-name="T2">pivoting</text:span></text:p>
            <text:p text:style-name="P7"><text:span text:style-name="T2"><text:s/></text:span><text:span text:style-name="T2">c1 c2 h</text:span><text:span text:style-name="T2"><text:tab/></text:span><text:span text:style-name="T2"> x, y, z, v-idx </text:span></text:p>
            <text:p text:style-name="P7"><text:span text:style-name="T2">[ 1, 1, 6 ],</text:span><text:span text:style-name="T2"><text:tab/></text:span><text:span text:style-name="T2">[1, 1, 1, [0] ]</text:span></text:p>
            <text:p text:style-name="P7"><text:span text:style-name="T2">[ 0, 1, 5 ],</text:span><text:span text:style-name="T2"><text:tab/></text:span><text:span text:style-name="T2">[1, 1, 0, [2] ]</text:span></text:p>
            <text:p text:style-name="P8"><text:span text:style-name="T2">[ 1, 0, 8 ],</text:span><text:span text:style-name="T2"><text:tab/></text:span><text:span text:style-name="T2">[1, 0, 1, [1] ]</text:span></text:p>
            <text:p text:style-name="P7"><text:span text:style-name="T2">[ 0, 0, 2 ],</text:span><text:span text:style-name="T2"><text:tab/></text:span><text:span text:style-name="T2">[1, 0, 0, [3] ]</text:span></text:p>
            <text:p text:style-name="P9"><text:span text:style-name="T2"/></text:p>
          </draw:text-box>
        </draw:frame>
        <draw:line draw:style-name="gr2" draw:text-style-name="P2" draw:layer="layout" svg:x1="6.646cm" svg:y1="9.763cm" svg:x2="6.646cm" svg:y2="6.969cm">
          <text:p/>
        </draw:line>
        <draw:line draw:style-name="gr2" draw:text-style-name="P2" draw:layer="layout" svg:x1="6.673cm" svg:y1="6.95cm" svg:x2="10.075cm" svg:y2="6.959cm">
          <text:p/>
        </draw:line>
        <draw:line draw:style-name="gr2" draw:text-style-name="P2" draw:layer="layout" svg:x1="4.995cm" svg:y1="10.652cm" svg:x2="4.995cm" svg:y2="8.62cm">
          <text:p/>
        </draw:line>
        <draw:line draw:style-name="gr2" draw:text-style-name="P2" draw:layer="layout" svg:x1="2.455cm" svg:y1="13.7cm" svg:x2="2.455cm" svg:y2="6.715cm">
          <text:p/>
        </draw:line>
        <draw:line draw:style-name="gr2" draw:text-style-name="P2" draw:layer="layout" svg:x1="4.995cm" svg:y1="8.62cm" svg:x2="6.646cm" svg:y2="6.842cm">
          <text:p/>
        </draw:line>
        <draw:custom-shape draw:style-name="gr13" draw:text-style-name="P5" draw:layer="layout" svg:width="0.127cm" svg:height="2.478cm" svg:x="2.323cm" svg:y="7.3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327cm" svg:y1="7.858cm" svg:x2="2.201cm" svg:y2="10.038cm">
          <text:p/>
        </draw:line>
        <draw:line draw:style-name="gr2" draw:text-style-name="P2" draw:layer="layout" svg:x1="2.274cm" svg:y1="8.514cm" svg:x2="3.925cm" svg:y2="6.736cm">
          <text:p/>
        </draw:line>
        <draw:frame draw:style-name="gr4" draw:text-style-name="P3" draw:layer="layout" svg:width="1.169cm" svg:height="0.851cm" svg:x="3.421cm" svg:y="10.886cm">
          <draw:text-box>
            <text:p><text:span text:style-name="T1">5 / 2</text:span></text:p>
          </draw:text-box>
        </draw:frame>
        <draw:frame draw:style-name="gr4" draw:text-style-name="P3" draw:layer="layout" svg:width="1.169cm" svg:height="0.851cm" svg:x="4.818cm" svg:y="8.854cm">
          <draw:text-box>
            <text:p><text:span text:style-name="T1">6</text:span></text:p>
          </draw:text-box>
        </draw:frame>
        <draw:frame draw:style-name="gr4" draw:text-style-name="P3" draw:layer="layout" svg:width="1.169cm" svg:height="0.851cm" svg:x="4.945cm" svg:y="11.521cm">
          <draw:text-box>
            <text:p><text:span text:style-name="T1">8</text:span></text:p>
          </draw:text-box>
        </draw:frame>
        <draw:custom-shape draw:style-name="gr14" draw:text-style-name="P4" draw:layer="layout" svg:width="0.127cm" svg:height="0.486cm" svg:x="6.598cm" svg:y="7.71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6.723cm" svg:y="7.711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6.697cm" svg:y="10.289cm">
          <draw:text-box>
            <text:p><text:span text:style-name="T1">2</text:span></text:p>
          </draw:text-box>
        </draw:frame>
        <draw:custom-shape draw:style-name="gr15" draw:text-style-name="P5" draw:layer="layout" svg:width="0.127cm" svg:height="2.032cm" svg:x="9.509cm" svg:y="1.2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9.509cm" svg:y="3.4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11.16cm" svg:y="1.2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11.16cm" svg:y="2.9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11.16cm" svg:y="2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11.16cm" svg:y="4.0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9.382cm" svg:y="2.063cm">
          <draw:text-box>
            <text:p><text:span text:style-name="T1">6 + 8</text:span></text:p>
          </draw:text-box>
        </draw:frame>
        <draw:frame draw:style-name="gr19" draw:text-style-name="P3" draw:layer="layout" svg:width="1.169cm" svg:height="0.608cm" svg:x="9.409cm" svg:y="3.83cm">
          <draw:text-box>
            <text:p><text:span text:style-name="T1">5 + 2</text:span></text:p>
          </draw:text-box>
        </draw:frame>
        <draw:frame draw:style-name="gr4" draw:text-style-name="P3" draw:layer="layout" svg:width="1.169cm" svg:height="0.851cm" svg:x="11.134cm" svg:y="1.263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11.134cm" svg:y="2.279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11.134cm" svg:y="3.93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11.16cm" svg:y="3.168cm">
          <draw:text-box>
            <text:p><text:span text:style-name="T1">8</text:span></text:p>
          </draw:text-box>
        </draw:frame>
        <draw:frame draw:style-name="gr20" draw:text-style-name="P10" draw:layer="layout" svg:width="6.117cm" svg:height="2.975cm" svg:x="1.114cm" svg:y="3.692cm">
          <draw:text-box>
            <text:p text:style-name="P7"><text:span text:style-name="T2">bar</text:span><text:span text:style-name="T2"><text:tab/></text:span><text:span text:style-name="T2"><text:tab/></text:span><text:span text:style-name="T2">pivoting</text:span></text:p>
            <text:p text:style-name="P7"><text:span text:style-name="T2"><text:s/></text:span><text:span text:style-name="T2">c1 c2 h</text:span><text:span text:style-name="T2"><text:tab/></text:span><text:span text:style-name="T2"> <text:s/>x, y, <text:s text:c="5"/>z, <text:s/>v-idx </text:span></text:p>
            <text:p text:style-name="P7"><text:span text:style-name="T2">[ 1, 1, 6 ],</text:span><text:span text:style-name="T2"><text:tab/></text:span><text:span text:style-name="T2">[ 0, 1/0, <text:s/>1, <text:s/>[0] ]</text:span></text:p>
            <text:p text:style-name="P7"><text:span text:style-name="T2">[ 1, 0, 8 ],</text:span><text:span text:style-name="T2"><text:tab/></text:span><text:span text:style-name="T2">[ 0, 1/0, <text:s/>1, <text:s/>[1] ]</text:span></text:p>
            <text:p text:style-name="P8"><text:span text:style-name="T2">[ 0, 1, 5 ],</text:span><text:span text:style-name="T2"><text:tab/></text:span><text:span text:style-name="T2">[ 0, <text:s text:c="2"/>0, <text:s text:c="2"/>0, <text:s/>[2] ]</text:span></text:p>
            <text:p text:style-name="P7"><text:span text:style-name="T2">[ 0, 0, 2 ],</text:span><text:span text:style-name="T2"><text:tab/></text:span><text:span text:style-name="T2">[ 0, <text:s text:c="2"/>0, <text:s text:c="2"/>0, <text:s/>[3] ]</text:span></text:p>
          </draw:text-box>
        </draw:frame>
        <draw:frame draw:style-name="gr21" draw:text-style-name="P6" draw:layer="layout" svg:width="3.379cm" svg:height="3.707cm" svg:x="6.842cm" svg:y="14.462cm">
          <draw:text-box>
            <text:p><text:span text:style-name="T2"><text:s text:c="4"/></text:span><text:span text:style-name="T2">[ </text:span><text:span text:style-name="T3">1, 1, 1, 2</text:span><text:span text:style-name="T2"> ],</text:span></text:p>
            <text:p><text:span text:style-name="T2"><text:s text:c="4"/></text:span><text:span text:style-name="T2">[ </text:span><text:span text:style-name="T4">1, 1, 0, 4</text:span><text:span text:style-name="T2"> ],</text:span></text:p>
            <text:p><text:span text:style-name="T2"><text:s text:c="4"/></text:span><text:span text:style-name="T2">[ </text:span><text:span text:style-name="T3">1, 0, 1, 2</text:span><text:span text:style-name="T2"> ],</text:span></text:p>
            <text:p><text:span text:style-name="T2"><text:s text:c="4"/></text:span><text:span text:style-name="T2">[ </text:span><text:span text:style-name="T4">1, 0, 0, 6</text:span><text:span text:style-name="T2"> ],</text:span></text:p>
            <text:p><text:span text:style-name="T2"><text:s text:c="4"/></text:span><text:span text:style-name="T2">[ 0, 1, 1, 1 ],</text:span></text:p>
            <text:p><text:span text:style-name="T2"><text:s text:c="4"/></text:span><text:span text:style-name="T2">[ 0, 1, 0, 4 ],</text:span></text:p>
            <text:p><text:span text:style-name="T2"><text:s text:c="4"/></text:span><text:span text:style-name="T2">[ 0, 0, 1, 1 ],</text:span></text:p>
            <text:p><text:span text:style-name="T2"><text:s text:c="4"/></text:span><text:span text:style-name="T2">[ 0, 0, 0, 1 ],</text:span></text:p>
          </draw:text-box>
        </draw:frame>
        <draw:custom-shape draw:style-name="gr15" draw:text-style-name="P5" draw:layer="layout" svg:width="0.127cm" svg:height="2.032cm" svg:x="2.27cm" svg:y="14.8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127cm" svg:height="0.989cm" svg:x="2.27cm" svg:y="17.0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127cm" svg:height="0.889cm" svg:x="3.921cm" svg:y="14.8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27cm" svg:height="0.954cm" svg:x="3.921cm" svg:y="16.5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127cm" svg:height="0.627cm" svg:x="3.921cm" svg:y="15.8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37cm" svg:x="3.921cm" svg:y="17.596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.397cm" svg:height="1.841cm" svg:x="2.27cm" svg:y="14.97cm">
          <draw:text-box>
            <text:p><text:span text:style-name="T1">6(2,4)</text:span></text:p>
            <text:p><text:span text:style-name="T1"/></text:p>
            <text:p><text:span text:style-name="T1">8 (2,6)</text:span></text:p>
          </draw:text-box>
        </draw:frame>
        <draw:frame draw:style-name="gr23" draw:text-style-name="P3" draw:layer="layout" svg:width="1.512cm" svg:height="1.259cm" svg:x="2.255cm" svg:y="16.913cm">
          <draw:text-box>
            <text:p><text:span text:style-name="T1">5 (1, 4) </text:span></text:p>
            <text:p><text:span text:style-name="T1"/></text:p>
            <text:p><text:span text:style-name="T1">2 (1, 1)</text:span></text:p>
          </draw:text-box>
        </draw:frame>
        <draw:frame draw:style-name="gr4" draw:text-style-name="P3" draw:layer="layout" svg:width="1.169cm" svg:height="0.851cm" svg:x="3.895cm" svg:y="14.843cm">
          <draw:text-box>
            <text:p><text:span text:style-name="T1">6</text:span></text:p>
          </draw:text-box>
        </draw:frame>
        <draw:frame draw:style-name="gr4" draw:text-style-name="P3" draw:layer="layout" svg:width="1.042cm" svg:height="0.851cm" svg:x="3.895cm" svg:y="15.859cm">
          <draw:text-box>
            <text:p><text:span text:style-name="T1">5</text:span></text:p>
          </draw:text-box>
        </draw:frame>
        <draw:frame draw:style-name="gr4" draw:text-style-name="P3" draw:layer="layout" svg:width="1.042cm" svg:height="0.851cm" svg:x="3.895cm" svg:y="17.51cm">
          <draw:text-box>
            <text:p><text:span text:style-name="T1">2</text:span></text:p>
          </draw:text-box>
        </draw:frame>
        <draw:frame draw:style-name="gr4" draw:text-style-name="P3" draw:layer="layout" svg:width="1.169cm" svg:height="0.851cm" svg:x="3.921cm" svg:y="16.748cm">
          <draw:text-box>
            <text:p><text:span text:style-name="T1">8</text:span></text:p>
          </draw:text-box>
        </draw:frame>
        <draw:custom-shape draw:style-name="gr24" draw:text-style-name="P5" draw:layer="layout" svg:width="0.127cm" svg:height="0.47cm" svg:x="5.344cm" svg:y="14.75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127cm" svg:height="0.3cm" svg:x="5.344cm" svg:y="16.44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127cm" svg:height="0.208cm" svg:x="5.344cm" svg:y="15.7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27cm" svg:height="0.13cm" svg:x="5.344cm" svg:y="17.50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5.318cm" svg:y="14.754cm">
          <draw:text-box>
            <text:p><text:span text:style-name="T1">2</text:span></text:p>
          </draw:text-box>
        </draw:frame>
        <draw:frame draw:style-name="gr4" draw:text-style-name="P3" draw:layer="layout" svg:width="1.042cm" svg:height="0.851cm" svg:x="5.318cm" svg:y="15.643cm">
          <draw:text-box>
            <text:p><text:span text:style-name="T1">1</text:span></text:p>
          </draw:text-box>
        </draw:frame>
        <draw:frame draw:style-name="gr4" draw:text-style-name="P3" draw:layer="layout" svg:width="1.042cm" svg:height="0.851cm" svg:x="5.318cm" svg:y="17.256cm">
          <draw:text-box>
            <text:p><text:span text:style-name="T1">1</text:span></text:p>
          </draw:text-box>
        </draw:frame>
        <draw:frame draw:style-name="gr4" draw:text-style-name="P3" draw:layer="layout" svg:width="1.169cm" svg:height="0.851cm" svg:x="5.318cm" svg:y="16.367cm">
          <draw:text-box>
            <text:p><text:span text:style-name="T1">2</text:span></text:p>
          </draw:text-box>
        </draw:frame>
        <draw:custom-shape draw:style-name="gr24" draw:text-style-name="P5" draw:layer="layout" svg:width="0.127cm" svg:height="0.47cm" svg:x="5.934cm" svg:y="15.26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5.934cm" svg:y="15.224cm">
          <draw:text-box>
            <text:p><text:span text:style-name="T1">4</text:span></text:p>
          </draw:text-box>
        </draw:frame>
        <draw:custom-shape draw:style-name="gr28" draw:text-style-name="P4" draw:layer="layout" svg:width="0.127cm" svg:height="0.381cm" svg:x="5.934cm" svg:y="16.20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5.934cm" svg:y="16.078cm">
          <draw:text-box>
            <text:p><text:span text:style-name="T1">4</text:span></text:p>
          </draw:text-box>
        </draw:frame>
        <draw:custom-shape draw:style-name="gr29" draw:text-style-name="P5" draw:layer="layout" svg:width="0.127cm" svg:height="0.808cm" svg:x="5.934cm" svg:y="16.8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69cm" svg:height="0.851cm" svg:x="5.908cm" svg:y="16.913cm">
          <draw:text-box>
            <text:p><text:span text:style-name="T1">6</text:span></text:p>
          </draw:text-box>
        </draw:frame>
        <draw:custom-shape draw:style-name="gr27" draw:text-style-name="P1" draw:layer="layout" svg:width="0.127cm" svg:height="0.13cm" svg:x="5.96cm" svg:y="17.8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0.851cm" svg:x="5.934cm" svg:y="17.637cm">
          <draw:text-box>
            <text:p><text:span text:style-name="T1">1</text:span></text:p>
          </draw:text-box>
        </draw:frame>
        <draw:frame draw:style-name="gr30" draw:text-style-name="P12" draw:layer="layout" svg:width="1.016cm" svg:height="3.599cm" svg:x="1.127cm" svg:y="14.589cm">
          <draw:text-box>
            <text:p text:style-name="P11"><text:span text:style-name="T5">21 _</text:span></text:p>
            <text:p text:style-name="P11"><text:span text:style-name="T5"/></text:p>
            <text:p text:style-name="P11"><text:span text:style-name="T5">19 _</text:span></text:p>
            <text:p text:style-name="P11"><text:span text:style-name="T5"/></text:p>
            <text:p text:style-name="P11"><text:span text:style-name="T5">15 _</text:span></text:p>
            <text:p text:style-name="P11"><text:span text:style-name="T5">13 _</text:span></text:p>
            <text:p text:style-name="P11"><text:span text:style-name="T5"/></text:p>
            <text:p text:style-name="P11"><text:span text:style-name="T5"/></text:p>
            <text:p text:style-name="P11"><text:span text:style-name="T5">7 <text:s/>_</text:span></text:p>
            <text:p text:style-name="P11"><text:span text:style-name="T5">6 <text:s/>_</text:span></text:p>
            <text:p text:style-name="P11"><text:span text:style-name="T5"/></text:p>
            <text:p text:style-name="P11"><text:span text:style-name="T5">2 <text:s/>_</text:span></text:p>
            <text:p text:style-name="P11"><text:span text:style-name="T5">1 <text:s/>_</text:span></text:p>
            <text:p text:style-name="P11"><text:span text:style-name="T5">0 <text:s/>_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1.078cm" fo:margin-left="1cm" fo:margin-right="4.92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10T16:02:25.820273707</dc:date>
    <meta:editing-duration>PT3H10M16S</meta:editing-duration>
    <meta:editing-cycles>47</meta:editing-cycles>
    <meta:generator>LibreOffice/5.1.6.2$Linux_X86_64 LibreOffice_project/10m0$Build-2</meta:generator>
    <meta:document-statistic meta:object-count="92"/>
  </office:meta>
</office:document-meta>
</file>